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rsid="001bdd26" officeooo:paragraph-rsid="001bdd2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0962" officeooo:paragraph-rsid="0019096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0962"/>
    </style:style>
    <style:style style:name="T5" style:family="text">
      <style:text-properties officeooo:rsid="001a2d7a"/>
    </style:style>
    <style:style style:name="T6" style:family="text">
      <style:text-properties officeooo:rsid="001bd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7th</text:span> of <text:span text:style-name="T4">April</text:span> 202<text:span text:style-name="T3">1</text:span> under the <text:span text:style-name="T4">50th</text:span> PA Meeting.</text:p>
      <text:p text:style-name="P1"/>
      <text:p text:style-name="P1">The Assembly, recognising the current situation,</text:p>
      <text:p text:style-name="P1"/>
      <text:p text:style-name="P5">Constitutes the need to recognise the Colony of York <text:span text:style-name="T5">as colony of the Republic of New England, since it decided to expand into the jungle region to obtain jungle wood. </text:span><text:span text:style-name="T6">A link to the map can be found in appendix A.</text:span></text:p>
      <text:p text:style-name="P1"/>
      <text:p text:style-name="P1">And proceeds.</text:p>
      <text:p text:style-name="P1"/>
      <text:p text:style-name="P1">Signed by,</text:p>
      <text:p text:style-name="P5">comradedoggo_21</text:p>
      <text:p text:style-name="P1"/>
      <text:p text:style-name="P1"/>
      <text:p text:style-name="P1"/>
      <text:p text:style-name="Standard"><text:span text:style-name="T1">[</text:span><text:span text:style-name="T2">Motion 50-1: To recognise the Colony of York</text:span><text:span text:style-name="T1">]</text:span></text:p>
      <text:p text:style-name="Standard"><text:span text:style-name="T1"/></text:p>
      <text:p text:style-name="P3"><text:span text:style-name="T1">APPENDIX A: MAP</text:span></text:p>
      <text:p text:style-name="P3"><text:span text:style-name="T1">https://discord.com/channels/699252140891439224/699252140891439227/83599454759406800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27T16:10:05.152876572</dc:date>
    <meta:editing-duration>PT5M41S</meta:editing-duration>
    <meta:editing-cycles>7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9" meta:word-count="79" meta:character-count="530" meta:non-whitespace-character-count="460"/>
  </office:meta>
</office:document-meta>
</file>